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22pt" style:font-size-asian="22pt" style:font-size-complex="22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8pt" style:font-size-asian="18pt" style:font-size-complex="18pt"/>
    </style:style>
    <style:style style:name="P6" style:family="paragraph" style:parent-style-name="Standard" style:list-style-name="L1">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fall</text:p>
      <text:p text:style-name="P3"/>
      <text:p text:style-name="P3">Fiender och boss nivå 1</text:p>
      <text:p text:style-name="P4"/>
      <text:p text:style-name="P4">Målet med testet är att se till att fienderna rör sig, att de skjuter imot dig, att du tar skada när du blir träffad och att bosses skapas när alla fiender är döda samt att bossen skjuter, att du tar skada ifrån bosses projektiler och laser.</text:p>
      <text:p text:style-name="P4"/>
      <text:p text:style-name="P5">Test instruktioner.</text:p>
      <text:p text:style-name="P1"/>
      <text:list xml:id="list2504923824885399267" text:style-name="L1">
        <text:list-item>
          <text:p text:style-name="P6">Gå in i spelet, se till att fienderna rör sig i sidleds, när de träffar den högra kanten ska de åka neråt innan de åker åt andra hållet.</text:p>
        </text:list-item>
        <text:list-item>
          <text:p text:style-name="P6">Se till att fienderna skjuter imot dig, bli träffad av en kula och se ifall ditt HP sjunker.</text:p>
        </text:list-item>
        <text:list-item>
          <text:p text:style-name="P6">Döda alla fiender, en ny våg kommer nu att anfalla, med en ny fiende, det ska finnas totalt 3 vågor per nivå, när sista vågen är avklarad kommer en boss at skapas.</text:p>
        </text:list-item>
        <text:list-item>
          <text:p text:style-name="P6">Bli träffad av bossens projektiler och laser, se till att du tar skada.</text:p>
        </text:list-item>
        <text:list-item>
          <text:p text:style-name="P6">Döda bossen och nu ska en "Win screen" för nivån presente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M4S</meta:editing-duration>
    <meta:editing-cycles>6</meta:editing-cycles>
    <meta:generator>OpenOffice/4.0.1$Win32 OpenOffice.org_project/401m5$Build-9714</meta:generator>
    <dc:date>2014-05-28T18:06:30.94</dc:date>
    <meta:document-statistic meta:table-count="0" meta:image-count="0" meta:object-count="0" meta:page-count="1" meta:paragraph-count="9" meta:word-count="161" meta:character-count="824"/>
    <meta:user-defined meta:name="Info 1"/>
    <meta:user-defined meta:name="Info 2"/>
    <meta:user-defined meta:name="Info 3"/>
    <meta:user-defined meta:name="Info 4"/>
  </office:meta>
</office:document-meta>
</file>